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1.8909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co22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  <table:table-row table:style-name="ro1">
          <table:table-cell office:value-type="string">
            <text:p>ferret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1">
          <table:table-cell office:value-type="string">
            <text:p>dumbo octopus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1">
          <table:table-cell office:value-type="string">
            <text:p>jumping spider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koi fish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1">
          <table:table-cell office:value-type="string">
            <text:p>leaf insect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1">
          <table:table-cell office:value-type="string">
            <text:p>otter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1">
          <table:table-cell office:value-type="string">
            <text:p>red panda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1">
          <table:table-cell office:value-type="string">
            <text:p>sea bunny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shima enaga</text:p>
          </table:table-cell>
          <table:table-cell/>
          <table:table-cell office:value-type="string">
            <text:p>critters and companion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03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03:40:13.60</dc:date>
    <meta:generator>OpenOffice/4.1.16$Win32 OpenOffice.org_project/4116m3$Build-9816</meta:generator>
    <meta:editing-duration>P1DT13H37M30S</meta:editing-duration>
    <meta:editing-cycles>229</meta:editing-cycles>
    <meta:document-statistic meta:table-count="16" meta:cell-count="1439" meta:object-count="0"/>
  </office:meta>
</office:document-meta>
</file>